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309cm" table:align="margins"/>
    </style:style>
    <style:style style:name="Table1.A" style:family="table-column">
      <style:table-column-properties style:column-width="9.155cm" style:rel-column-width="32767*"/>
    </style:style>
    <style:style style:name="Table1.B" style:family="table-column">
      <style:table-column-properties style:column-width="9.15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8.309cm" table:align="margins"/>
    </style:style>
    <style:style style:name="Table2.A" style:family="table-column">
      <style:table-column-properties style:column-width="3.052cm" style:rel-column-width="10922*"/>
    </style:style>
    <style:style style:name="Table2.F" style:family="table-column">
      <style:table-column-properties style:column-width="3.052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8.309cm" table:align="margins"/>
    </style:style>
    <style:style style:name="Table3.A" style:family="table-column">
      <style:table-column-properties style:column-width="4.577cm" style:rel-column-width="16383*"/>
    </style:style>
    <style:style style:name="Table3.B" style:family="table-column">
      <style:table-column-properties style:column-width="6.865cm" style:rel-column-width="24575*"/>
    </style:style>
    <style:style style:name="Table3.C" style:family="table-column">
      <style:table-column-properties style:column-width="6.867cm" style:rel-column-width="24577*"/>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8.309cm" table:align="margins"/>
    </style:style>
    <style:style style:name="Table4.A" style:family="table-column">
      <style:table-column-properties style:column-width="9.155cm" style:rel-column-width="32767*"/>
    </style:style>
    <style:style style:name="Table4.B" style:family="table-column">
      <style:table-column-properties style:column-width="9.15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8.309cm" table:align="margins"/>
    </style:style>
    <style:style style:name="Table5.A" style:family="table-column">
      <style:table-column-properties style:column-width="3.052cm" style:rel-column-width="10922*"/>
    </style:style>
    <style:style style:name="Table5.F" style:family="table-column">
      <style:table-column-properties style:column-width="3.052cm" style:rel-column-width="10925*"/>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50%"/>
      <style:text-properties fo:font-size="14pt" fo:font-weight="normal" officeooo:rsid="000d3bd1" officeooo:paragraph-rsid="000d3bd1" style:font-size-asian="14pt" style:font-weight-asian="normal" style:font-size-complex="14pt" style:font-weight-complex="normal"/>
    </style:style>
    <style:style style:name="P3" style:family="paragraph" style:parent-style-name="Standard">
      <style:paragraph-properties fo:line-height="150%"/>
      <style:text-properties fo:font-size="14pt" fo:font-weight="normal" officeooo:rsid="000d5904" officeooo:paragraph-rsid="000d5904" style:font-size-asian="14pt" style:font-weight-asian="normal" style:font-size-complex="14pt" style:font-weight-complex="normal"/>
    </style:style>
    <style:style style:name="P4" style:family="paragraph" style:parent-style-name="Standard">
      <style:paragraph-properties fo:line-height="150%"/>
      <style:text-properties fo:font-size="14pt" fo:font-weight="normal" officeooo:rsid="000dc44f" officeooo:paragraph-rsid="000dc44f" style:font-size-asian="14pt" style:font-weight-asian="normal" style:font-size-complex="14pt" style:font-weight-complex="normal"/>
    </style:style>
    <style:style style:name="P5" style:family="paragraph" style:parent-style-name="Standard">
      <style:paragraph-properties fo:line-height="150%"/>
      <style:text-properties fo:font-size="14pt" fo:font-weight="bold" officeooo:rsid="000d3bd1" officeooo:paragraph-rsid="000d3bd1" style:font-size-asian="14pt" style:font-weight-asian="bold" style:font-size-complex="14pt" style:font-weight-complex="bold"/>
    </style:style>
    <style:style style:name="P6" style:family="paragraph" style:parent-style-name="Standard">
      <style:paragraph-properties fo:line-height="150%"/>
      <style:text-properties fo:font-size="14pt" fo:font-weight="bold" officeooo:rsid="000d5904" officeooo:paragraph-rsid="000d5904" style:font-size-asian="14pt" style:font-weight-asian="bold" style:font-size-complex="14pt" style:font-weight-complex="bold"/>
    </style:style>
    <style:style style:name="P7" style:family="paragraph" style:parent-style-name="Standard">
      <style:paragraph-properties fo:line-height="150%"/>
      <style:text-properties fo:font-size="14pt" fo:font-weight="bold" officeooo:rsid="000eeecd" officeooo:paragraph-rsid="00158423" style:font-size-asian="12.25pt" style:font-weight-asian="bold" style:font-size-complex="14pt" style:font-weight-complex="bold"/>
    </style:style>
    <style:style style:name="P8" style:family="paragraph" style:parent-style-name="Standard">
      <style:paragraph-properties fo:line-height="150%"/>
      <style:text-properties fo:font-size="14pt" fo:font-weight="bold" officeooo:rsid="0012c57a" officeooo:paragraph-rsid="00158423" style:font-size-asian="12.25pt" style:font-weight-asian="bold" style:font-size-complex="14pt" style:font-weight-complex="bold"/>
    </style:style>
    <style:style style:name="P9" style:family="paragraph" style:parent-style-name="Standard">
      <style:paragraph-properties fo:line-height="150%"/>
      <style:text-properties fo:font-size="14pt" fo:font-weight="bold" officeooo:rsid="0016f34f" officeooo:paragraph-rsid="0016f34f" style:font-size-asian="12.25pt" style:font-weight-asian="bold" style:font-size-complex="14pt" style:font-weight-complex="bold"/>
    </style:style>
    <style:style style:name="P10" style:family="paragraph" style:parent-style-name="Standard">
      <style:paragraph-properties fo:line-height="150%"/>
      <style:text-properties fo:font-size="14pt" fo:font-weight="bold" officeooo:rsid="00181806" officeooo:paragraph-rsid="00181806" style:font-size-asian="12.25pt" style:font-weight-asian="bold" style:font-size-complex="14pt" style:font-weight-complex="bold"/>
    </style:style>
    <style:style style:name="P11" style:family="paragraph" style:parent-style-name="Standard">
      <style:paragraph-properties fo:line-height="150%"/>
      <style:text-properties fo:font-size="14pt" fo:font-weight="bold" officeooo:rsid="001abd90" officeooo:paragraph-rsid="001abd90" style:font-size-asian="12.25pt" style:font-weight-asian="bold" style:font-size-complex="14pt" style:font-weight-complex="bold"/>
    </style:style>
    <style:style style:name="P12" style:family="paragraph" style:parent-style-name="Standard">
      <style:paragraph-properties fo:line-height="150%"/>
      <style:text-properties fo:font-size="12pt" fo:font-weight="bold" officeooo:rsid="0010fa08" officeooo:paragraph-rsid="0010fa08" style:font-size-asian="10.5pt" style:font-weight-asian="bold" style:font-size-complex="12pt" style:font-weight-complex="bold"/>
    </style:style>
    <style:style style:name="P13" style:family="paragraph" style:parent-style-name="Standard">
      <style:paragraph-properties fo:line-height="150%"/>
      <style:text-properties fo:font-size="12pt" fo:font-weight="bold" officeooo:rsid="001c1a37" officeooo:paragraph-rsid="001c1a37" style:font-size-asian="10.5pt" style:font-weight-asian="bold" style:font-size-complex="12pt" style:font-weight-complex="bold"/>
    </style:style>
    <style:style style:name="P14" style:family="paragraph" style:parent-style-name="Standard">
      <style:paragraph-properties fo:line-height="150%"/>
      <style:text-properties fo:font-size="12pt" fo:font-weight="bold" officeooo:rsid="001dd8f9" officeooo:paragraph-rsid="001dd8f9" style:font-size-asian="10.5pt" style:font-weight-asian="bold" style:font-size-complex="12pt" style:font-weight-complex="bold"/>
    </style:style>
    <style:style style:name="P15" style:family="paragraph" style:parent-style-name="Standard">
      <style:paragraph-properties fo:line-height="150%"/>
      <style:text-properties fo:font-size="12pt" fo:font-weight="bold" officeooo:rsid="001f148b" officeooo:paragraph-rsid="001f148b" style:font-size-asian="10.5pt" style:font-weight-asian="bold" style:font-size-complex="12pt" style:font-weight-complex="bold"/>
    </style:style>
    <style:style style:name="P16" style:family="paragraph" style:parent-style-name="Standard">
      <style:paragraph-properties fo:line-height="150%"/>
      <style:text-properties fo:font-size="12pt" fo:font-weight="bold" officeooo:rsid="002082a8" officeooo:paragraph-rsid="002082a8" style:font-size-asian="10.5pt" style:font-weight-asian="bold" style:font-size-complex="12pt" style:font-weight-complex="bold"/>
    </style:style>
    <style:style style:name="P17" style:family="paragraph" style:parent-style-name="Standard">
      <style:paragraph-properties fo:line-height="150%"/>
      <style:text-properties fo:font-size="12pt" fo:font-weight="bold" officeooo:rsid="0021e0dc" officeooo:paragraph-rsid="0021e0dc" style:font-size-asian="10.5pt" style:font-weight-asian="bold" style:font-size-complex="12pt" style:font-weight-complex="bold"/>
    </style:style>
    <style:style style:name="P18" style:family="paragraph" style:parent-style-name="Standard">
      <style:paragraph-properties fo:line-height="150%"/>
      <style:text-properties fo:font-size="12pt" fo:font-weight="normal" officeooo:rsid="001abd90" officeooo:paragraph-rsid="001abd90" style:font-size-asian="10.5pt" style:font-weight-asian="normal" style:font-size-complex="12pt" style:font-weight-complex="normal"/>
    </style:style>
    <style:style style:name="P19" style:family="paragraph" style:parent-style-name="Standard">
      <style:paragraph-properties fo:line-height="150%"/>
      <style:text-properties fo:font-size="12pt" fo:font-weight="normal" officeooo:rsid="001dd8f9" officeooo:paragraph-rsid="001dd8f9" style:font-size-asian="10.5pt" style:font-weight-asian="normal" style:font-size-complex="12pt" style:font-weight-complex="normal"/>
    </style:style>
    <style:style style:name="P20" style:family="paragraph" style:parent-style-name="Standard">
      <style:paragraph-properties fo:line-height="150%"/>
      <style:text-properties fo:font-size="12pt" fo:font-weight="normal" officeooo:rsid="001f148b" officeooo:paragraph-rsid="001f148b" style:font-size-asian="10.5pt" style:font-weight-asian="normal" style:font-size-complex="12pt" style:font-weight-complex="normal"/>
    </style:style>
    <style:style style:name="P21" style:family="paragraph" style:parent-style-name="Standard">
      <style:paragraph-properties fo:line-height="150%"/>
      <style:text-properties fo:font-size="12pt" style:text-underline-style="solid" style:text-underline-width="auto" style:text-underline-color="font-color" fo:font-weight="bold" officeooo:rsid="0021e0dc" officeooo:paragraph-rsid="0021e0dc" style:font-size-asian="10.5pt" style:font-weight-asian="bold" style:font-size-complex="12pt" style:font-weight-complex="bold"/>
    </style:style>
    <style:style style:name="P22" style:family="paragraph" style:parent-style-name="Standard">
      <style:paragraph-properties fo:line-height="150%"/>
      <style:text-properties fo:font-size="12pt" style:text-underline-style="solid" style:text-underline-width="auto" style:text-underline-color="font-color" fo:font-weight="bold" officeooo:rsid="0026ea5e" officeooo:paragraph-rsid="0026ea5e" style:font-size-asian="10.5pt" style:font-weight-asian="bold" style:font-size-complex="12pt" style:font-weight-complex="bold"/>
    </style:style>
    <style:style style:name="P23" style:family="paragraph" style:parent-style-name="Standard">
      <style:paragraph-properties fo:line-height="150%"/>
      <style:text-properties fo:font-size="12pt" style:text-underline-style="solid" style:text-underline-width="auto" style:text-underline-color="font-color" fo:font-weight="normal" officeooo:rsid="002b359c" officeooo:paragraph-rsid="002b359c" style:font-size-asian="10.5pt" style:font-weight-asian="normal" style:font-size-complex="12pt" style:font-weight-complex="normal"/>
    </style:style>
    <style:style style:name="P24" style:family="paragraph" style:parent-style-name="Standard">
      <style:paragraph-properties fo:line-height="150%"/>
      <style:text-properties fo:font-size="12pt" style:text-underline-style="solid" style:text-underline-width="auto" style:text-underline-color="font-color" fo:font-weight="normal" officeooo:rsid="002b4f09" officeooo:paragraph-rsid="002b4f09" style:font-size-asian="10.5pt" style:font-weight-asian="normal" style:font-size-complex="12pt" style:font-weight-complex="normal"/>
    </style:style>
    <style:style style:name="P25" style:family="paragraph" style:parent-style-name="Table_20_Contents">
      <style:text-properties fo:font-size="12pt" style:font-size-asian="10.5pt" style:font-size-complex="12pt"/>
    </style:style>
    <style:style style:name="P26" style:family="paragraph" style:parent-style-name="Table_20_Contents">
      <style:text-properties fo:font-size="12pt" officeooo:rsid="002082a8" officeooo:paragraph-rsid="002082a8" style:font-size-asian="10.5pt" style:font-size-complex="12pt"/>
    </style:style>
    <style:style style:name="P27" style:family="paragraph" style:parent-style-name="Table_20_Contents">
      <style:text-properties fo:font-size="12pt" fo:font-weight="bold" officeooo:rsid="002b359c" officeooo:paragraph-rsid="002b359c" style:font-size-asian="10.5pt" style:font-weight-asian="bold" style:font-size-complex="12pt" style:font-weight-complex="bold"/>
    </style:style>
    <style:style style:name="P28" style:family="paragraph" style:parent-style-name="Table_20_Contents">
      <style:text-properties fo:font-size="12pt" fo:font-weight="bold" officeooo:rsid="002b4f09" officeooo:paragraph-rsid="002b4f09" style:font-size-asian="10.5pt" style:font-weight-asian="bold" style:font-size-complex="12pt" style:font-weight-complex="bold"/>
    </style:style>
    <style:style style:name="P29" style:family="paragraph" style:parent-style-name="Standard">
      <style:paragraph-properties fo:line-height="150%"/>
      <style:text-properties fo:font-size="12pt" fo:font-weight="bold" officeooo:rsid="000d5904" officeooo:paragraph-rsid="000d5904" style:font-size-asian="10.5pt" style:font-weight-asian="bold" style:font-size-complex="12pt" style:font-weight-complex="bold"/>
    </style:style>
    <style:style style:name="P30" style:family="paragraph" style:parent-style-name="Standard">
      <style:paragraph-properties fo:line-height="150%"/>
      <style:text-properties fo:font-size="12pt" fo:font-weight="bold" officeooo:rsid="000dc44f" officeooo:paragraph-rsid="000dc44f" style:font-size-asian="10.5pt" style:font-weight-asian="bold" style:font-size-complex="12pt" style:font-weight-complex="bold"/>
    </style:style>
    <style:style style:name="P31" style:family="paragraph" style:parent-style-name="Standard">
      <style:paragraph-properties fo:line-height="150%"/>
      <style:text-properties fo:font-size="12pt" fo:font-weight="bold" officeooo:rsid="000eeecd" officeooo:paragraph-rsid="000eeecd" style:font-size-asian="10.5pt" style:font-weight-asian="bold" style:font-size-complex="12pt" style:font-weight-complex="bold"/>
    </style:style>
    <style:style style:name="P32" style:family="paragraph" style:parent-style-name="Standard">
      <style:paragraph-properties fo:line-height="150%"/>
      <style:text-properties fo:font-size="12pt" fo:font-weight="normal" officeooo:rsid="000d5904" officeooo:paragraph-rsid="000d5904" style:font-size-asian="10.5pt" style:font-weight-asian="normal" style:font-size-complex="12pt" style:font-weight-complex="normal"/>
    </style:style>
    <style:style style:name="P33" style:family="paragraph" style:parent-style-name="Standard">
      <style:paragraph-properties fo:line-height="150%"/>
      <style:text-properties fo:font-size="12pt" fo:font-weight="normal" officeooo:rsid="000dc44f" officeooo:paragraph-rsid="000dc44f" style:font-size-asian="10.5pt" style:font-weight-asian="normal" style:font-size-complex="12pt" style:font-weight-complex="normal"/>
    </style:style>
    <style:style style:name="P34" style:family="paragraph" style:parent-style-name="Standard">
      <style:paragraph-properties fo:line-height="150%"/>
      <style:text-properties fo:font-size="12pt" fo:font-weight="normal" officeooo:rsid="000eeecd" officeooo:paragraph-rsid="000eeecd" style:font-size-asian="10.5pt" style:font-weight-asian="normal" style:font-size-complex="12pt" style:font-weight-complex="normal"/>
    </style:style>
    <style:style style:name="P35" style:family="paragraph" style:parent-style-name="Standard">
      <style:paragraph-properties fo:line-height="150%"/>
      <style:text-properties fo:font-size="12pt" fo:font-weight="normal" officeooo:rsid="0010fa08" officeooo:paragraph-rsid="0010fa08" style:font-size-asian="10.5pt" style:font-weight-asian="normal" style:font-size-complex="12pt" style:font-weight-complex="normal"/>
    </style:style>
    <style:style style:name="P36" style:family="paragraph" style:parent-style-name="Standard">
      <style:paragraph-properties fo:line-height="150%"/>
      <style:text-properties fo:font-size="12pt" fo:font-weight="normal" officeooo:rsid="0012c57a" officeooo:paragraph-rsid="00158423" style:font-size-asian="10.5pt" style:font-weight-asian="normal" style:font-size-complex="12pt" style:font-weight-complex="normal"/>
    </style:style>
    <style:style style:name="P37" style:family="paragraph" style:parent-style-name="Standard">
      <style:paragraph-properties fo:line-height="150%"/>
      <style:text-properties fo:font-size="12pt" fo:font-weight="normal" officeooo:rsid="0016f34f" officeooo:paragraph-rsid="0016f34f" style:font-size-asian="10.5pt" style:font-weight-asian="normal" style:font-size-complex="12pt" style:font-weight-complex="normal"/>
    </style:style>
    <style:style style:name="P38" style:family="paragraph" style:parent-style-name="Standard">
      <style:paragraph-properties fo:line-height="150%"/>
      <style:text-properties fo:font-size="12pt" fo:font-weight="normal" officeooo:rsid="001886d3" officeooo:paragraph-rsid="00181806" style:font-size-asian="10.5pt" style:font-weight-asian="normal" style:font-size-complex="12pt" style:font-weight-complex="normal"/>
    </style:style>
    <style:style style:name="P39" style:family="paragraph" style:parent-style-name="Standard">
      <style:paragraph-properties fo:line-height="150%"/>
      <style:text-properties fo:font-size="12pt" fo:font-weight="normal" officeooo:rsid="001c1a37" officeooo:paragraph-rsid="001c1a37" style:font-size-asian="10.5pt" style:font-weight-asian="normal" style:font-size-complex="12pt" style:font-weight-complex="normal"/>
    </style:style>
    <style:style style:name="P40" style:family="paragraph" style:parent-style-name="Standard">
      <style:paragraph-properties fo:line-height="150%"/>
      <style:text-properties fo:font-size="12pt" fo:font-weight="normal" officeooo:rsid="001f148b" officeooo:paragraph-rsid="001f148b" style:font-size-asian="10.5pt" style:font-weight-asian="normal" style:font-size-complex="12pt" style:font-weight-complex="normal"/>
    </style:style>
    <style:style style:name="P41" style:family="paragraph" style:parent-style-name="Standard">
      <style:paragraph-properties fo:line-height="150%"/>
      <style:text-properties fo:font-size="12pt" fo:font-weight="normal" officeooo:rsid="002082a8" officeooo:paragraph-rsid="002082a8" style:font-size-asian="10.5pt" style:font-weight-asian="normal" style:font-size-complex="12pt" style:font-weight-complex="normal"/>
    </style:style>
    <style:style style:name="P42" style:family="paragraph" style:parent-style-name="Standard">
      <style:paragraph-properties fo:line-height="150%"/>
      <style:text-properties fo:font-size="12pt" fo:font-weight="normal" officeooo:rsid="0021e0dc" officeooo:paragraph-rsid="0021e0dc" style:font-size-asian="10.5pt" style:font-weight-asian="normal" style:font-size-complex="12pt" style:font-weight-complex="normal"/>
    </style:style>
    <style:style style:name="P43" style:family="paragraph" style:parent-style-name="Standard">
      <style:paragraph-properties fo:line-height="150%"/>
      <style:text-properties fo:font-size="12pt" style:text-underline-style="none" fo:font-weight="normal" officeooo:rsid="0021e0dc" officeooo:paragraph-rsid="0021e0dc" style:font-size-asian="10.5pt" style:font-weight-asian="normal" style:font-size-complex="12pt" style:font-weight-complex="normal"/>
    </style:style>
    <style:style style:name="P44" style:family="paragraph" style:parent-style-name="Standard">
      <style:paragraph-properties fo:line-height="150%"/>
      <style:text-properties fo:font-size="12pt" style:text-underline-style="none" fo:font-weight="normal" officeooo:rsid="0026ea5e" officeooo:paragraph-rsid="0021e0dc" style:font-size-asian="10.5pt" style:font-weight-asian="normal" style:font-size-complex="12pt" style:font-weight-complex="normal"/>
    </style:style>
    <style:style style:name="P45" style:family="paragraph" style:parent-style-name="Standard">
      <style:paragraph-properties fo:line-height="150%"/>
      <style:text-properties fo:font-size="12pt" style:text-underline-style="none" fo:font-weight="normal" officeooo:rsid="0026ea5e" officeooo:paragraph-rsid="0026ea5e" style:font-size-asian="10.5pt" style:font-weight-asian="normal" style:font-size-complex="12pt" style:font-weight-complex="normal"/>
    </style:style>
    <style:style style:name="P46" style:family="paragraph" style:parent-style-name="Standard">
      <style:paragraph-properties fo:line-height="150%"/>
      <style:text-properties fo:font-size="12pt" style:text-underline-style="none" fo:font-weight="normal" officeooo:rsid="002b359c" officeooo:paragraph-rsid="0026ea5e" style:font-size-asian="10.5pt" style:font-weight-asian="normal" style:font-size-complex="12pt" style:font-weight-complex="normal"/>
    </style:style>
    <style:style style:name="P47" style:family="paragraph" style:parent-style-name="Standard">
      <style:paragraph-properties fo:line-height="150%"/>
      <style:text-properties fo:font-size="12pt" style:text-underline-style="none" fo:font-weight="normal" officeooo:rsid="002b359c" officeooo:paragraph-rsid="002b359c" style:font-size-asian="10.5pt" style:font-weight-asian="normal" style:font-size-complex="12pt" style:font-weight-complex="normal"/>
    </style:style>
    <style:style style:name="P48" style:family="paragraph" style:parent-style-name="Standard">
      <style:paragraph-properties fo:line-height="150%"/>
      <style:text-properties fo:font-size="12pt" style:text-underline-style="none" fo:font-weight="normal" officeooo:rsid="002b4f09" officeooo:paragraph-rsid="002b4f09" style:font-size-asian="10.5pt" style:font-weight-asian="normal" style:font-size-complex="12pt" style:font-weight-complex="normal"/>
    </style:style>
    <style:style style:name="T1" style:family="text">
      <style:text-properties officeooo:rsid="000d3bd1"/>
    </style:style>
    <style:style style:name="T2" style:family="text">
      <style:text-properties fo:font-size="12pt" style:font-size-asian="10.5pt" style:font-size-complex="12pt"/>
    </style:style>
    <style:style style:name="T3" style:family="text">
      <style:text-properties fo:font-size="12pt" officeooo:rsid="000d5904" style:font-size-asian="10.5pt" style:font-size-complex="12pt"/>
    </style:style>
    <style:style style:name="T4" style:family="text">
      <style:text-properties fo:font-size="12pt" officeooo:rsid="000dc44f" style:font-size-asian="10.5pt" style:font-size-complex="12pt"/>
    </style:style>
    <style:style style:name="T5" style:family="text">
      <style:text-properties fo:font-size="12pt" officeooo:rsid="000eeecd" style:font-size-asian="10.5pt" style:font-size-complex="12pt"/>
    </style:style>
    <style:style style:name="T6" style:family="text">
      <style:text-properties fo:font-size="12pt" officeooo:rsid="001647e3" style:font-size-asian="10.5pt" style:font-size-complex="12pt"/>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153605" style:font-size-asian="10.5pt" style:font-weight-asian="normal" style:font-size-complex="12pt" style:font-weight-complex="normal"/>
    </style:style>
    <style:style style:name="T9" style:family="text">
      <style:text-properties fo:font-size="12pt" fo:font-weight="normal" officeooo:rsid="00158423" style:font-size-asian="10.5pt" style:font-weight-asian="normal" style:font-size-complex="12pt" style:font-weight-complex="normal"/>
    </style:style>
    <style:style style:name="T10" style:family="text">
      <style:text-properties fo:font-size="12pt" fo:font-weight="normal" officeooo:rsid="000fccea" style:font-size-asian="10.5pt" style:font-weight-asian="normal" style:font-size-complex="12pt" style:font-weight-complex="normal"/>
    </style:style>
    <style:style style:name="T11" style:family="text">
      <style:text-properties fo:font-size="12pt" fo:font-weight="normal" officeooo:rsid="0010fa08" style:font-size-asian="10.5pt" style:font-weight-asian="normal" style:font-size-complex="12pt" style:font-weight-complex="normal"/>
    </style:style>
    <style:style style:name="T12" style:family="text">
      <style:text-properties fo:font-size="12pt" fo:font-weight="normal" officeooo:rsid="001647e3" style:font-size-asian="10.5pt" style:font-weight-asian="normal" style:font-size-complex="12pt" style:font-weight-complex="normal"/>
    </style:style>
    <style:style style:name="T13" style:family="text">
      <style:text-properties fo:font-size="12pt" fo:font-weight="normal" officeooo:rsid="00181806" style:font-size-asian="10.5pt" style:font-weight-asian="normal" style:font-size-complex="12pt" style:font-weight-complex="normal"/>
    </style:style>
    <style:style style:name="T14" style:family="text">
      <style:text-properties fo:font-size="12pt" fo:font-weight="normal" officeooo:rsid="001886d3" style:font-size-asian="10.5pt" style:font-weight-asian="normal" style:font-size-complex="12pt" style:font-weight-complex="normal"/>
    </style:style>
    <style:style style:name="T15" style:family="text">
      <style:text-properties fo:font-size="12pt" fo:font-weight="normal" officeooo:rsid="0018ed82" style:font-size-asian="10.5pt" style:font-weight-asian="normal" style:font-size-complex="12pt"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12c57a" style:font-weight-asian="normal" style:font-weight-complex="normal"/>
    </style:style>
    <style:style style:name="T18" style:family="text">
      <style:text-properties fo:font-weight="normal" officeooo:rsid="0021e0dc" style:font-weight-asian="normal" style:font-weight-complex="normal"/>
    </style:style>
    <style:style style:name="T19" style:family="text">
      <style:text-properties fo:font-weight="normal" officeooo:rsid="0024901f" style:font-weight-asian="normal" style:font-weight-complex="normal"/>
    </style:style>
    <style:style style:name="T20" style:family="text">
      <style:text-properties fo:font-weight="normal" officeooo:rsid="0027252f" style:font-weight-asian="normal" style:font-weight-complex="normal"/>
    </style:style>
    <style:style style:name="T21" style:family="text">
      <style:text-properties fo:font-weight="normal" officeooo:rsid="00285053" style:font-weight-asian="normal" style:font-weight-complex="normal"/>
    </style:style>
    <style:style style:name="T22" style:family="text">
      <style:text-properties fo:font-weight="normal" officeooo:rsid="002877bd" style:font-weight-asian="normal" style:font-weight-complex="normal"/>
    </style:style>
    <style:style style:name="T23" style:family="text">
      <style:text-properties fo:font-weight="normal" officeooo:rsid="002b359c"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2082a8" style:font-weight-asian="bold" style:font-weight-complex="bold"/>
    </style:style>
    <style:style style:name="T26" style:family="text">
      <style:text-properties fo:font-weight="bold" officeooo:rsid="0026ea5e" style:font-weight-asian="bold" style:font-weight-complex="bold"/>
    </style:style>
    <style:style style:name="T27" style:family="text">
      <style:text-properties fo:font-weight="bold" officeooo:rsid="002b359c" style:font-weight-asian="bold" style:font-weight-complex="bold"/>
    </style:style>
    <style:style style:name="T28" style:family="text">
      <style:text-properties officeooo:rsid="001c1a37"/>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style:text-underline-style="solid" style:text-underline-width="auto" style:text-underline-color="font-color" fo:font-weight="normal" officeooo:rsid="0021e0dc" style:font-weight-asian="normal" style:font-weight-complex="normal"/>
    </style:style>
    <style:style style:name="T31" style:family="text">
      <style:text-properties style:text-underline-style="solid" style:text-underline-width="auto" style:text-underline-color="font-color" fo:font-weight="normal" officeooo:rsid="0022ba82" style:font-weight-asian="normal" style:font-weight-complex="normal"/>
    </style:style>
    <style:style style:name="T32" style:family="text">
      <style:text-properties style:text-underline-style="solid" style:text-underline-width="auto" style:text-underline-color="font-color" fo:font-weight="normal" officeooo:rsid="0024901f" style:font-weight-asian="normal" style:font-weight-complex="normal"/>
    </style:style>
    <style:style style:name="T33" style:family="text">
      <style:text-properties style:text-underline-style="none"/>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026ea5e" style:font-weight-asian="normal" style:font-weight-complex="normal"/>
    </style:style>
    <style:style style:name="T36" style:family="text">
      <style:text-properties style:text-underline-style="none" fo:font-weight="normal" officeooo:rsid="002877bd" style:font-weight-asian="normal" style:font-weight-complex="normal"/>
    </style:style>
    <style:style style:name="T37" style:family="text">
      <style:text-properties style:text-underline-style="none" fo:font-weight="normal" officeooo:rsid="0027252f" style:font-weight-asian="normal" style:font-weight-complex="normal"/>
    </style:style>
    <style:style style:name="T38" style:family="text">
      <style:text-properties style:text-underline-style="none" fo:font-weight="normal" officeooo:rsid="002b359c" style:font-weight-asian="normal" style:font-weight-complex="normal"/>
    </style:style>
    <style:style style:name="T39" style:family="text">
      <style:text-properties officeooo:rsid="002725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text:tab/><text:tab/><text:tab/><text:tab/><text:tab/><text:tab/><text:tab/><text:tab/><text:tab/><text:tab/><text:tab/><text:tab/><text:span text:style-name="T1">Date:23-10-2018</text:span></text:p>
      <text:p text:style-name="P1"/>
      <text:p text:style-name="P5">1.why do we need a database?</text:p>
      <text:p text:style-name="P2"><text:s text:c="5"/><text:span text:style-name="T2">Generally we say we need database to store the information or data.</text:span><text:span text:style-name="T3">B</text:span><text:span text:style-name="T2">ut here the question why we need it.we can store the data in excel sheets or in files.</text:span><text:span text:style-name="T3">B</text:span><text:span text:style-name="T2">ut there are some problems </text:span><text:span text:style-name="T3">when we </text:span><text:span text:style-name="T2">to store the data in excel sheets.</text:span><text:span text:style-name="T3">To overcome those problems we use database.</text:span></text:p>
      <text:p text:style-name="P29">Size of data:</text:p>
      <text:p text:style-name="P6"><text:span text:style-name="T2"><text:s/></text:span><text:span text:style-name="T7">storing small amount of data in spread sheets is fine.if we store large amount of data in sheets </text:span></text:p>
      <text:p text:style-name="P32">it will take long time to find a record in sheets.searching a record in large files is not possible.</text:p>
      <text:p text:style-name="P29">Ease of updating:</text:p>
      <text:p text:style-name="P3"><text:span text:style-name="T2">when we store data in files multiple users ca</text:span><text:span text:style-name="T4">n’t access the file.the database provides the accessibillity to multiple users at a time.any user can update the data and access the data at any time.the data in the files may change due to multiple users working on the files,but the data in database stay constant.</text:span></text:p>
      <text:p text:style-name="P30">Accuracy:</text:p>
      <text:p text:style-name="P33">the accuracy is less in files.we can enter wrong data like with spelling mistakes,wrong date.it is hard to maintain accuracy of data in files.the accuracy is high in database.</text:p>
      <text:p text:style-name="P30">Security:</text:p>
      <text:p text:style-name="P4"><text:span text:style-name="T2">anyone can access the file </text:span><text:span text:style-name="T5">from outside</text:span><text:span text:style-name="T2">.there is no security for </text:span><text:span text:style-name="T5">data in files.storing the data in files is not appropriate for banking,business enterprices etc..when we need privacy for our data.</text:span></text:p>
      <text:p text:style-name="P31">Consistency:</text:p>
      <text:p text:style-name="P34">the null values are acceptable in files.we can store the empty data in files.but in database we can’t store null or empty data.</text:p>
      <text:p text:style-name="P31">Redudancy:</text:p>
      <text:p text:style-name="P34">we can enter the duplicate or repeated values in files.the accuracy to find a record in file is reduced due to this redudancy.we can’t enter duplicate data in database.</text:p>
      <text:p text:style-name="P34"/>
      <text:p text:style-name="P7">2.what is a database?</text:p>
      <text:p text:style-name="P7"><text:span text:style-name="T10"><text:tab/>Database is a collection of organised or structured data.Database allows the user to access,update and manage the data.we can add new data or change the existing data in database.we can easily access the data from database by performing some operations on data using queries.the datase stores the data by using database validation rules.the data in the database is indexed.in other word we can simply say a database is a </text:span><text:soft-page-break/><text:span text:style-name="T10">collectio</text:span><text:span text:style-name="T13">n</text:span><text:span text:style-name="T10"> of tables.</text:span><text:span text:style-name="T11">it is easy to access the data from large amount of data.the speed of accessing a record from the table is high.the accuracy is high when comparing to files.the data is well mangaged in database.</text:span></text:p>
      <text:p text:style-name="P35">The duplication or repetation of data is not allowed in database.</text:p>
      <text:p text:style-name="P12"><text:span text:style-name="T16"><text:s text:c="11"/>Maintaining large amount of data in files is not possible.we can maintain any amount of data and we can easily manage the data in database.</text:span><text:span text:style-name="T17">the table is a collection of rows,columns.the data which is stored in tables we simpley say records.we can store n number of records in a database.the database allows the user to retrieve the relevent data from multiple tables using the relationship among the tables.</text:span></text:p>
      <text:p text:style-name="P36"/>
      <text:p text:style-name="P8">3.what is DBMS?</text:p>
      <text:p text:style-name="P8"><text:span text:style-name="T8"><text:tab/>Database management system is a software is used to create and manage database.</text:span><text:span text:style-name="T9">DBMS allows users to create,read,manage data in a systematic way.it serves as an interface between database and end users or application programs.simply we say it provides a platform to access the database.here it acts as a bridge between the database and applications.by using dbms it is easy for the applications to store and access the data from databases.DBMS provides central store of data and can be accessed by multiple users in a control manner.</text:span></text:p>
      <text:p text:style-name="P8"><text:span text:style-name="T9"><text:tab/></text:span><text:span text:style-name="T12">DBMS provides a central view of data for multiple users from multiple location.it is useful to perform the administration tasks.it limits the data view of users,what kind of data should the user see,it will provide the access of data to users based on the administrator permission.it supports both logical and physical data.the end users or application programs can add the data without thinking about the physical structure of database.</text:span></text:p>
      <text:p text:style-name="P9"><text:span text:style-name="T6">T</text:span><text:span text:style-name="T2">ypes of DBMS:</text:span></text:p>
      <text:p text:style-name="P37"><text:tab/>MYSQL</text:p>
      <text:p text:style-name="P37"><text:tab/>SQL SERVER</text:p>
      <text:p text:style-name="P37"><text:tab/>NOSQL</text:p>
      <text:p text:style-name="P37"><text:tab/>IBM DB2</text:p>
      <text:p text:style-name="P37"><text:tab/>MONGO DB</text:p>
      <text:p text:style-name="P10">4.what are the fundamentals of databases?</text:p>
      <text:p text:style-name="P10"><text:tab/><text:span text:style-name="T14">The database fundamentals are nothing but database concepts.firslty we learn from the relational database.In the introduction we learn about the DDL and DML concepts.</text:span></text:p>
      <text:p text:style-name="P38"><text:tab/>Introduction</text:p>
      <text:p text:style-name="P38"><text:tab/>Tables and Data Types</text:p>
      <text:p text:style-name="P38"><text:soft-page-break/><text:tab/>Data selection and Manipulation</text:p>
      <text:p text:style-name="P38"><text:tab/>Views </text:p>
      <text:p text:style-name="P10"><text:span text:style-name="T14"><text:tab/>Stored </text:span><text:span text:style-name="T15">P</text:span><text:span text:style-name="T14">rocedures</text:span></text:p>
      <text:p text:style-name="P10"><text:span text:style-name="T14"><text:tab/></text:span><text:span text:style-name="T15">Functions</text:span></text:p>
      <text:p text:style-name="P38"><text:tab/>Normalization</text:p>
      <text:p text:style-name="P38"><text:tab/>Indexes</text:p>
      <text:p text:style-name="P38"><text:tab/>Security</text:p>
      <text:p text:style-name="P38"><text:tab/>Backup and Restore.</text:p>
      <text:p text:style-name="P11">5.create database <text:s/>for IT Industry and identify the columns,primary key,foreign key and relationship between the tables?</text:p>
      <text:p text:style-name="P18"><text:tab/>Before creating the database let us understand what is a relationship <text:span text:style-name="T28">of tables.it means having a similar column among them.the relationship in the database tables is one table has a foreigh key that references the primary key of <text:s/>another table.</text:span></text:p>
      <text:p text:style-name="P13">Types of relationships:</text:p>
      <text:p text:style-name="P13"><text:tab/><text:span text:style-name="T16">one to many</text:span></text:p>
      <text:p text:style-name="P39"><text:tab/>many to one </text:p>
      <text:p text:style-name="P39"><text:tab/>many to many</text:p>
      <text:p text:style-name="P14">primary key:</text:p>
      <text:p text:style-name="P19">primary key is a unique identifier.the primary key contains unique values and no null values are accepted in a primary key column.we can have only one primary key for a table.it is not possible to have multiple primary keys for a table.the primary key is mainly used for indexes of a table.it is efficent way to declare the index of a table as primary key.we can access the records from the table using the index fileds.</text:p>
      <text:p text:style-name="P14">Foriengn key:</text:p>
      <text:p text:style-name="P20">we can link two tables using foreign key.the foreign key of one table refers to the primary key of another table.the table which consists foreign key is called as child table and the table which consists primary key is called as parent table.</text:p>
      <text:p text:style-name="P15">Create database <text:s/>IT Industry</text:p>
      <text:p text:style-name="P15">Tables:<text:span text:style-name="T16"> Department,Employee,</text:span><text:span text:style-name="T20">PhoneNumber,</text:span><text:span text:style-name="T23">Year,Salary.</text:span></text:p>
      <text:p text:style-name="P20"/>
      <text:p text:style-name="P20"/>
      <text:p text:style-name="P20"/>
      <text:p text:style-name="P20"><text:soft-page-break/>-&gt;Table name: Department</text:p>
      <text:p text:style-name="P20"/>
      <table:table table:name="Table1" table:style-name="Table1">
        <table:table-column table:style-name="Table1.A"/>
        <table:table-column table:style-name="Table1.B"/>
        <table:table-row>
          <table:table-cell table:style-name="Table1.A1" office:value-type="string">
            <text:p text:style-name="P25"><text:s text:c="30"/><text:span text:style-name="T25">id</text:span></text:p>
          </table:table-cell>
          <table:table-cell table:style-name="Table1.B1" office:value-type="string">
            <text:p text:style-name="P25"><text:s text:c="30"/><text:span text:style-name="T25">name</text:span></text:p>
          </table:table-cell>
        </table:table-row>
        <table:table-row>
          <table:table-cell table:style-name="Table1.A2" office:value-type="string">
            <text:p text:style-name="P25"/>
          </table:table-cell>
          <table:table-cell table:style-name="Table1.B2" office:value-type="string">
            <text:p text:style-name="P25"/>
          </table:table-cell>
        </table:table-row>
        <table:table-row>
          <table:table-cell table:style-name="Table1.A2" office:value-type="string">
            <text:p text:style-name="P25"/>
          </table:table-cell>
          <table:table-cell table:style-name="Table1.B2" office:value-type="string">
            <text:p text:style-name="P25"/>
          </table:table-cell>
        </table:table-row>
      </table:table>
      <text:p text:style-name="P20"/>
      <text:p text:style-name="P16"><text:span text:style-name="T30">Columns:</text:span><text:span text:style-name="T18"> -</text:span><text:span text:style-name="T16">id:integer,primary key</text:span></text:p>
      <text:p text:style-name="P41"><text:s text:c="20"/>name:string</text:p>
      <text:p text:style-name="P16"><text:span text:style-name="T31">A</text:span><text:span text:style-name="T29">ssociations</text:span><text:span text:style-name="T16">:- one to many,</text:span><text:span text:style-name="T21">has many associations with </text:span><text:span text:style-name="T22">Employee</text:span></text:p>
      <text:p text:style-name="P41"/>
      <text:p text:style-name="P41">-&gt;Table name:Employee</text:p>
      <text:p text:style-name="P41"/>
      <table:table table:name="Table2" table:style-name="Table2">
        <table:table-column table:style-name="Table2.A" table:number-columns-repeated="5"/>
        <table:table-column table:style-name="Table2.F"/>
        <table:table-row>
          <table:table-cell table:style-name="Table2.A1" office:value-type="string">
            <text:p text:style-name="P25"><text:s text:c="10"/><text:span text:style-name="T24"><text:s/></text:span><text:span text:style-name="T25">id</text:span></text:p>
          </table:table-cell>
          <table:table-cell table:style-name="Table2.A1" office:value-type="string">
            <text:p text:style-name="P25"><text:s text:c="7"/><text:span text:style-name="T25">name</text:span></text:p>
          </table:table-cell>
          <table:table-cell table:style-name="Table2.A1" office:value-type="string">
            <text:p text:style-name="P25"><text:s text:c="6"/><text:span text:style-name="T25">gender</text:span></text:p>
          </table:table-cell>
          <table:table-cell table:style-name="Table2.A1" office:value-type="string">
            <text:p text:style-name="P25"><text:s text:c="9"/><text:span text:style-name="T25">dob</text:span></text:p>
          </table:table-cell>
          <table:table-cell table:style-name="Table2.A1" office:value-type="string">
            <text:p text:style-name="P25"><text:s text:c="7"/><text:span text:style-name="T25">address</text:span></text:p>
          </table:table-cell>
          <table:table-cell table:style-name="Table2.F1" office:value-type="string">
            <text:p text:style-name="P25"><text:s text:c="9"/><text:span text:style-name="T25">d_id</text:span></text:p>
          </table:table-cell>
        </table:table-row>
        <table:table-row>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F2" office:value-type="string">
            <text:p text:style-name="P26"/>
          </table:table-cell>
        </table:table-row>
        <table:table-row>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F2" office:value-type="string">
            <text:p text:style-name="P25"/>
          </table:table-cell>
        </table:table-row>
      </table:table>
      <text:p text:style-name="P41"/>
      <text:p text:style-name="P16"><text:span text:style-name="T16"><text:s/></text:span><text:span text:style-name="T32">Columns</text:span><text:span text:style-name="T19">: -</text:span><text:span text:style-name="T16">id:integer,primary key</text:span></text:p>
      <text:p text:style-name="P41"><text:s text:c="19"/>name:string</text:p>
      <text:p text:style-name="P41"><text:s text:c="19"/>gender:string</text:p>
      <text:p text:style-name="P16"><text:span text:style-name="T16"><text:s text:c="19"/>dob:date</text:span><text:span text:style-name="T18">time</text:span></text:p>
      <text:p text:style-name="P42"><text:s text:c="19"/>address:string</text:p>
      <text:p text:style-name="P17"><text:span text:style-name="T16"><text:s text:c="19"/>d_id:integer,foreign key,</text:span><text:span text:style-name="T22">belongs to Department.</text:span></text:p>
      <text:p text:style-name="P21"><text:span text:style-name="T16">associations:-</text:span><text:span text:style-name="T34"> one to </text:span><text:span text:style-name="T36">many,has many associations with PhoneNumber</text:span></text:p>
      <text:p text:style-name="P43"/>
      <text:p text:style-name="P21"><text:span text:style-name="T34">-</text:span><text:span text:style-name="T35">&gt;Table name:PhoneNumber</text:span></text:p>
      <text:p text:style-name="P44"/>
      <table:table table:name="Table3" table:style-name="Table3">
        <table:table-column table:style-name="Table3.A"/>
        <table:table-column table:style-name="Table3.B"/>
        <table:table-column table:style-name="Table3.C"/>
        <table:table-row>
          <table:table-cell table:style-name="Table3.A1" office:value-type="string">
            <text:p text:style-name="P25"><text:s text:c="17"/><text:span text:style-name="T26">id</text:span></text:p>
          </table:table-cell>
          <table:table-cell table:style-name="Table3.A1" office:value-type="string">
            <text:p text:style-name="P25"><text:s text:c="16"/><text:span text:style-name="T26">phone_number</text:span></text:p>
          </table:table-cell>
          <table:table-cell table:style-name="Table3.C1" office:value-type="string">
            <text:p text:style-name="P25"><text:s text:c="15"/><text:span text:style-name="T26">e_id</text:span></text:p>
          </table:table-cell>
        </table:table-row>
        <table:table-row>
          <table:table-cell table:style-name="Table3.A2" office:value-type="string">
            <text:p text:style-name="P25"/>
          </table:table-cell>
          <table:table-cell table:style-name="Table3.A2" office:value-type="string">
            <text:p text:style-name="P25"/>
          </table:table-cell>
          <table:table-cell table:style-name="Table3.C2" office:value-type="string">
            <text:p text:style-name="P25"/>
          </table:table-cell>
        </table:table-row>
        <table:table-row>
          <table:table-cell table:style-name="Table3.A2" office:value-type="string">
            <text:p text:style-name="P25"/>
          </table:table-cell>
          <table:table-cell table:style-name="Table3.A2" office:value-type="string">
            <text:p text:style-name="P25"/>
          </table:table-cell>
          <table:table-cell table:style-name="Table3.C2" office:value-type="string">
            <text:p text:style-name="P25"/>
          </table:table-cell>
        </table:table-row>
      </table:table>
      <text:p text:style-name="P44"/>
      <text:p text:style-name="P22"><text:span text:style-name="T16">Columns</text:span><text:span text:style-name="T34">:- id:integer,primary key</text:span></text:p>
      <text:p text:style-name="P45"><text:s text:c="18"/>phone_number1:integer</text:p>
      <text:p text:style-name="P45"><text:soft-page-break/><text:s text:c="19"/>phone_number2:integer</text:p>
      <text:p text:style-name="P22"><text:span text:style-name="T34"><text:s text:c="19"/>e_id:integer,foreign key,</text:span><text:span text:style-name="T36">belongs to Employee</text:span><text:span text:style-name="T37">.</text:span></text:p>
      <text:p text:style-name="P22"><text:span text:style-name="T37">-</text:span><text:span text:style-name="T38">&gt;Table name:Year</text:span></text:p>
      <text:p text:style-name="P46"/>
      <table:table table:name="Table4" table:style-name="Table4">
        <table:table-column table:style-name="Table4.A"/>
        <table:table-column table:style-name="Table4.B"/>
        <table:table-row>
          <table:table-cell table:style-name="Table4.A1" office:value-type="string">
            <text:p text:style-name="P25"><text:s text:c="29"/><text:span text:style-name="T27">id</text:span></text:p>
          </table:table-cell>
          <table:table-cell table:style-name="Table4.B1" office:value-type="string">
            <text:p text:style-name="P25"><text:s text:c="30"/><text:span text:style-name="T27">year</text:span></text:p>
          </table:table-cell>
        </table:table-row>
        <table:table-row>
          <table:table-cell table:style-name="Table4.A2" office:value-type="string">
            <text:p text:style-name="P25"/>
          </table:table-cell>
          <table:table-cell table:style-name="Table4.B2" office:value-type="string">
            <text:p text:style-name="P25"/>
          </table:table-cell>
        </table:table-row>
        <table:table-row>
          <table:table-cell table:style-name="Table4.A2" office:value-type="string">
            <text:p text:style-name="P25"/>
          </table:table-cell>
          <table:table-cell table:style-name="Table4.B2" office:value-type="string">
            <text:p text:style-name="P25"/>
          </table:table-cell>
        </table:table-row>
      </table:table>
      <text:p text:style-name="P46"/>
      <text:p text:style-name="P23"><text:span text:style-name="T39">C</text:span>olumns:<text:span text:style-name="T33">- id:integer,primary key</text:span></text:p>
      <text:p text:style-name="P47"><text:s text:c="18"/>year:integer</text:p>
      <text:p text:style-name="P23">Associations<text:span text:style-name="T33">:one to many,has many associations with Salary.</text:span></text:p>
      <text:p text:style-name="P47"/>
      <text:p text:style-name="P47">-&gt;Table name:Salary</text:p>
      <text:p text:style-name="P47"/>
      <table:table table:name="Table5" table:style-name="Table5">
        <table:table-column table:style-name="Table5.A" table:number-columns-repeated="5"/>
        <table:table-column table:style-name="Table5.F"/>
        <table:table-row>
          <table:table-cell table:style-name="Table5.A1" office:value-type="string">
            <text:p text:style-name="P27"><text:s text:c="9"/>id</text:p>
          </table:table-cell>
          <table:table-cell table:style-name="Table5.A1" office:value-type="string">
            <text:p text:style-name="P27"><text:s text:c="8"/>e_id</text:p>
          </table:table-cell>
          <table:table-cell table:style-name="Table5.A1" office:value-type="string">
            <text:p text:style-name="P27"><text:s/>late_comings</text:p>
          </table:table-cell>
          <table:table-cell table:style-name="Table5.A1" office:value-type="string">
            <text:p text:style-name="P27"><text:s text:c="7"/>leaves</text:p>
          </table:table-cell>
          <table:table-cell table:style-name="Table5.A1" office:value-type="string">
            <text:p text:style-name="P28"><text:s text:c="8"/>salary</text:p>
          </table:table-cell>
          <table:table-cell table:style-name="Table5.F1" office:value-type="string">
            <text:p text:style-name="P28"><text:s text:c="9"/>y_id</text:p>
          </table:table-cell>
        </table:table-row>
        <table:table-row>
          <table:table-cell table:style-name="Table5.A2" office:value-type="string">
            <text:p text:style-name="P25"/>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25"/>
          </table:table-cell>
          <table:table-cell table:style-name="Table5.F2" office:value-type="string">
            <text:p text:style-name="P25"/>
          </table:table-cell>
        </table:table-row>
      </table:table>
      <text:p text:style-name="P47"/>
      <text:p text:style-name="P24">Columns:<text:span text:style-name="T33"> - id:integer,primary key</text:span></text:p>
      <text:p text:style-name="P48"><text:s text:c="20"/>e_id,integer,foreignkey,belongs to Employee</text:p>
      <text:p text:style-name="P48"><text:s text:c="20"/>late_comings:integer</text:p>
      <text:p text:style-name="P48"><text:s text:c="20"/>leaves:integer</text:p>
      <text:p text:style-name="P48"><text:s text:c="20"/>salary:integer</text:p>
      <text:p text:style-name="P48"><text:s text:c="20"/>y_id:integer,foreign key,,belongs to Y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9.155cm" style:type="center"/>
          <style:tab-stop style:position="18.3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1.28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1:47:15.658364847</meta:creation-date>
    <dc:date>2018-11-17T09:29:02.621498870</dc:date>
    <meta:editing-duration>PT43M7S</meta:editing-duration>
    <meta:editing-cycles>18</meta:editing-cycles>
    <meta:generator>LibreOffice/5.1.6.2$Linux_X86_64 LibreOffice_project/10m0$Build-2</meta:generator>
    <meta:document-statistic meta:table-count="5" meta:image-count="0" meta:object-count="0" meta:page-count="5" meta:paragraph-count="100" meta:word-count="967" meta:character-count="6738" meta:non-whitespace-character-count="5262"/>
  </office:meta>
</office:document-meta>
</file>